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17cm" fo:min-width="7.52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start="Arrow_20_short" draw:marker-end="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線の終点_20_4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17cm" fo:min-width="7.40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87cm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2.226cm" fo:min-width="1.976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1.66cm" fo:min-width="1.268cm"/>
    </style:style>
    <style:style style:name="gr10" style:family="graphic" style:parent-style-name="standard">
      <style:graphic-properties draw:textarea-horizontal-align="justify" draw:textarea-vertical-align="middle" draw:auto-grow-height="false" fo:min-height="2.654cm" fo:min-width="6.923cm"/>
      <style:paragraph-properties style:writing-mode="lr-tb"/>
    </style:style>
    <style:style style:name="gr11" style:family="graphic" style:parent-style-name="standard">
      <style:graphic-properties svg:stroke-color="#81d41a" draw:fill-color="#77bc65" draw:textarea-horizontal-align="justify" draw:textarea-vertical-align="middle" draw:auto-grow-height="false" fo:min-height="3.813cm" fo:min-width="1.501cm"/>
      <style:paragraph-properties style:writing-mode="lr-tb"/>
    </style:style>
    <style:style style:name="gr12" style:family="graphic" style:parent-style-name="objectwithoutfill">
      <style:graphic-properties draw:marker-end="線の終点_20_5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67cm" fo:min-width="5.801cm"/>
      <style:paragraph-properties style:writing-mode="lr-tb"/>
    </style:style>
    <style:style style:name="gr16" style:family="graphic" style:parent-style-name="standard">
      <style:graphic-properties svg:stroke-color="#81d41a" draw:fill-color="#77bc65" draw:textarea-horizontal-align="justify" draw:textarea-vertical-align="middle" draw:auto-grow-height="false" fo:min-height="2.72cm" fo:min-width="0.9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6cm"/>
      <style:paragraph-properties style:writing-mode="lr-tb"/>
    </style:style>
    <style:style style:name="gr19" style:family="graphic" style:parent-style-name="standard">
      <style:graphic-properties svg:stroke-color="#000000" draw:fill-color="#ffd428" draw:textarea-horizontal-align="justify" draw:textarea-vertical-align="middle" draw:auto-grow-height="false" fo:min-height="0.912cm" fo:min-width="2.501cm"/>
      <style:paragraph-properties style:writing-mode="lr-tb"/>
    </style:style>
    <style:style style:name="gr20" style:family="graphic" style:parent-style-name="objectwithoutfill">
      <style:graphic-properties draw:marker-end="線の終点_20_6" draw:marker-end-width="0.3cm" draw:fill="none" draw:textarea-vertical-align="middle"/>
    </style:style>
    <style:style style:name="gr21" style:family="graphic" style:parent-style-name="objectwithoutfill">
      <style:graphic-properties draw:marker-end="線の終点_20_7" draw:marker-end-width="0.3cm" draw:fill="none" draw:textarea-vertical-align="middle"/>
    </style:style>
    <style:style style:name="gr22" style:family="graphic" style:parent-style-name="objectwithoutfill">
      <style:graphic-properties draw:marker-end="線の終点_20_8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fill-color="#ffb66c" draw:textarea-horizontal-align="justify" draw:textarea-vertical-align="middle" draw:auto-grow-height="false" fo:min-height="9.25cm" fo:min-width="14.5cm"/>
    </style:style>
    <style:style style:name="gr24" style:family="graphic" style:parent-style-name="standard">
      <style:graphic-properties draw:fill-color="#ffffd7" draw:textarea-horizontal-align="justify" draw:textarea-vertical-align="middle" draw:auto-grow-height="false" fo:min-height="6.75cm" fo:min-width="8cm"/>
    </style:style>
    <style:style style:name="gr25" style:family="graphic" style:parent-style-name="standard">
      <style:graphic-properties draw:textarea-horizontal-align="justify" draw:textarea-vertical-align="middle" draw:auto-grow-height="false" fo:min-height="0.911cm" fo:min-width="2.001cm"/>
      <style:paragraph-properties style:writing-mode="lr-tb"/>
    </style:style>
    <style:style style:name="gr26" style:family="graphic" style:parent-style-name="standard">
      <style:graphic-properties draw:fill-color="#ffaa95" draw:textarea-horizontal-align="justify" draw:textarea-vertical-align="middle" draw:auto-grow-height="false" fo:min-height="1.075cm" fo:min-width="2.501cm"/>
      <style:paragraph-properties style:writing-mode="lr-tb"/>
    </style:style>
    <style:style style:name="gr27" style:family="graphic" style:parent-style-name="objectwithoutfill">
      <style:graphic-properties draw:marker-end="線の終点_20_9" draw:marker-end-width="0.3cm" draw:fill="none" draw:textarea-vertical-align="middle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0.911cm" fo:min-width="2.001cm"/>
      <style:paragraph-properties style:writing-mode="lr-tb"/>
    </style:style>
    <style:style style:name="gr29" style:family="graphic" style:parent-style-name="objectwithoutfill">
      <style:graphic-properties draw:marker-end="線の終点_20_10" draw:marker-end-width="0.3cm" draw:fill="none" draw:textarea-vertical-align="middle"/>
    </style:style>
    <style:style style:name="gr30" style:family="graphic" style:parent-style-name="objectwithoutfill">
      <style:graphic-properties draw:marker-end="線の終点_20_11" draw:marker-end-width="0.3cm" draw:fill="none" draw:textarea-vertical-align="middle"/>
    </style:style>
    <style:style style:name="gr31" style:family="graphic" style:parent-style-name="objectwithoutfill">
      <style:graphic-properties draw:marker-end="線の終点_20_15" draw:marker-end-width="0.3cm" draw:fill="none" draw:textarea-vertical-align="middle"/>
    </style:style>
    <style:style style:name="gr32" style:family="graphic" style:parent-style-name="objectwithoutfill">
      <style:graphic-properties draw:marker-end="線の終点_20_16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34" style:family="graphic" style:parent-style-name="standard">
      <style:graphic-properties draw:fill-color="#ffffd7" draw:textarea-horizontal-align="justify" draw:textarea-vertical-align="middle" draw:auto-grow-height="false" fo:min-height="3.25cm" fo:min-width="6.5cm"/>
      <style:paragraph-properties style:writing-mode="lr-tb"/>
    </style:style>
    <style:style style:name="gr35" style:family="graphic" style:parent-style-name="standard">
      <style:graphic-properties draw:fill-color="#ffb66c" draw:textarea-horizontal-align="justify" draw:textarea-vertical-align="middle" draw:auto-grow-height="false" fo:min-height="2.25cm" fo:min-width="4.5cm"/>
      <style:paragraph-properties style:writing-mode="lr-tb"/>
    </style:style>
    <style:style style:name="gr36" style:family="graphic" style:parent-style-name="objectwithoutfill">
      <style:graphic-properties draw:marker-end="線の終点_20_17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8" style:family="graphic" style:parent-style-name="objectwithoutfill">
      <style:graphic-properties draw:marker-end="線の終点_20_18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d428"/>
      <style:paragraph-properties fo:text-align="center" style:writing-mode="lr-tb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loext:graphic-properties draw:fill-color="#ffffd7"/>
      <style:paragraph-properties fo:text-align="center"/>
    </style:style>
    <style:style style:name="P15" style:family="paragraph">
      <loext:graphic-properties draw:fill-color="#ffaa95"/>
      <style:paragraph-properties fo:text-align="center"/>
    </style:style>
    <style:style style:name="P16" style:family="paragraph">
      <loext:graphic-properties draw:fill-color="#81d41a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style-name="gr1" draw:text-style-name="P1" draw:layer="layout" svg:width="8.022cm" svg:height="6cm" svg:x="4.5cm" svg:y="5cm">
          <text:p text:style-name="P1">MySQL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5cm" svg:y1="7.9cm" svg:x2="4.5cm" svg:y2="7.9cm">
          <text:p text:style-name="P2"><text:span text:style-name="T1">更</text:span><text:span text:style-name="T1">新</text:span></text:p>
        </draw:line>
        <draw:line draw:style-name="gr3" draw:text-style-name="P3" draw:layer="layout" svg:x1="23.2cm" svg:y1="8cm" svg:x2="26.018cm" svg:y2="8cm">
          <text:p text:style-name="P2"><text:span text:style-name="T1">検索</text:span></text:p>
        </draw:line>
        <draw:line draw:style-name="gr4" draw:text-style-name="P3" draw:layer="layout" svg:x1="12.522cm" svg:y1="8cm" svg:x2="15.34cm" svg:y2="8cm">
          <text:p text:style-name="P2"><text:span text:style-name="T1">同</text:span><text:span text:style-name="T1">期</text:span></text:p>
        </draw:line>
        <draw:custom-shape draw:style-name="gr5" draw:text-style-name="P1" draw:layer="layout" svg:width="7.9cm" svg:height="6cm" svg:x="15.3cm" svg:y="5cm">
          <text:p text:style-name="P1">Elasticsearch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1" draw:text-style-name="P1" draw:layer="layout" svg:width="8.022cm" svg:height="6cm" svg:x="4.5cm" svg:y="5cm">
          <text:p text:style-name="P1">MySQL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5cm" svg:y1="7cm" svg:x2="4.5cm" svg:y2="7cm">
          <text:p text:style-name="P2"><text:span text:style-name="T1">更</text:span><text:span text:style-name="T1">新</text:span></text:p>
        </draw:line>
        <draw:line draw:style-name="gr3" draw:text-style-name="P3" draw:layer="layout" svg:x1="23.2cm" svg:y1="8cm" svg:x2="26.018cm" svg:y2="8cm">
          <text:p text:style-name="P2"><text:span text:style-name="T1">検</text:span><text:span text:style-name="T1">索</text:span></text:p>
        </draw:line>
        <draw:line draw:style-name="gr4" draw:text-style-name="P3" draw:layer="layout" svg:x1="12.522cm" svg:y1="8cm" svg:x2="15.34cm" svg:y2="8cm">
          <text:p text:style-name="P2"><text:span text:style-name="T1">同</text:span><text:span text:style-name="T1">期</text:span></text:p>
        </draw:line>
        <draw:line draw:style-name="gr2" draw:text-style-name="P3" draw:layer="layout" svg:x1="0.5cm" svg:y1="9.265cm" svg:x2="4.5cm" svg:y2="9.265cm">
          <text:p text:style-name="P2"><text:span text:style-name="T1">検</text:span><text:span text:style-name="T1">索</text:span></text:p>
        </draw:line>
        <draw:custom-shape draw:style-name="gr5" draw:text-style-name="P1" draw:layer="layout" svg:width="7.9cm" svg:height="6cm" svg:x="15.3cm" svg:y="5cm">
          <text:p text:style-name="P1">Elasticsearch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7" draw:text-style-name="P6" draw:layer="layout" svg:width="20cm" svg:height="2.647cm" svg:x="4.2cm" svg:y="11.363cm">
          <draw:text-box>
            <text:p text:style-name="P5"><text:span text:style-name="T1">El</text:span><text:span text:style-name="T1">as</text:span><text:span text:style-name="T1">tic</text:span><text:span text:style-name="T1">se</text:span><text:span text:style-name="T1">ar</text:span><text:span text:style-name="T1">ch</text:span><text:span text:style-name="T1">が</text:span><text:span text:style-name="T1">停</text:span><text:span text:style-name="T1">止</text:span><text:span text:style-name="T1">し</text:span><text:span text:style-name="T1">て</text:span><text:span text:style-name="T1">い</text:span><text:span text:style-name="T1">る</text:span><text:span text:style-name="T1">間</text:span><text:span text:style-name="T1">の</text:span><text:span text:style-name="T1">更</text:span><text:span text:style-name="T1">新</text:span><text:span text:style-name="T1">を</text:span><text:span text:style-name="T1">ケ</text:span><text:span text:style-name="T1">ア</text:span><text:span text:style-name="T1">し</text:span><text:span text:style-name="T1">な</text:span></text:p>
          </draw:text-box>
        </draw:frame>
        <draw:custom-shape draw:style-name="gr8" draw:text-style-name="P7" draw:layer="layout" svg:width="3.5cm" svg:height="3.5cm" svg:x="17.5cm" svg:y="6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7" draw:layer="layout" svg:width="2.5cm" svg:height="2.7cm" svg:x="23.5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7" draw:layer="layout" svg:width="2.5cm" svg:height="2.7cm" svg:x="12.8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10" draw:text-style-name="P1" draw:layer="layout" svg:width="7.422cm" svg:height="5.5cm" svg:x="3.378cm" svg:y="5.7cm">
          <text:p text:style-name="P1">MySQL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3cm" svg:y1="8.5cm" svg:x2="3.4cm" svg:y2="8.5cm">
          <text:p text:style-name="P2"><text:span text:style-name="T1">更</text:span><text:span text:style-name="T1">新</text:span></text:p>
        </draw:line>
        <draw:line draw:style-name="gr3" draw:text-style-name="P3" draw:layer="layout" svg:x1="26.922cm" svg:y1="8.5cm" svg:x2="29.74cm" svg:y2="8.5cm">
          <text:p text:style-name="P2"><text:span text:style-name="T1">検</text:span><text:span text:style-name="T1">索</text:span></text:p>
        </draw:line>
        <draw:custom-shape draw:style-name="gr11" draw:text-style-name="P8" draw:layer="layout" svg:width="2cm" svg:height="6.5cm" draw:transform="rotate (-1.5707963267949) translate (17.7cm 7.5cm)">
          <text:p text:style-name="P9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0" draw:layer="layout" svg:x1="10.5cm" svg:y1="8cm" svg:x2="13.5cm" svg:y2="8cm">
          <text:p text:style-name="P9">入力</text:p>
        </draw:line>
        <draw:line draw:style-name="gr12" draw:text-style-name="P10" draw:layer="layout" svg:x1="17cm" svg:y1="8.907cm" svg:x2="19.5cm" svg:y2="8.907cm">
          <text:p text:style-name="P9">出力</text:p>
        </draw:line>
        <draw:custom-shape draw:style-name="gr10" draw:text-style-name="P1" draw:layer="layout" svg:width="7.422cm" svg:height="5.5cm" svg:x="19.5cm" svg:y="5.701cm">
          <text:p text:style-name="P1">Elasticsearch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13" draw:text-style-name="P11" draw:layer="layout" svg:width="5.5cm" svg:height="1.521cm" svg:x="11.5cm" svg:y="16cm">
          <draw:text-box>
            <text:p/>
            <text:p/>
          </draw:text-box>
        </draw:frame>
        <draw:frame draw:style-name="gr14" draw:text-style-name="P11" draw:layer="layout" svg:width="3.5cm" svg:height="0.962cm" svg:x="12.8cm" svg:y="8.038cm">
          <draw:text-box>
            <text:p>Logstash</text:p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15" draw:text-style-name="P1" draw:layer="layout" svg:width="6.3cm" svg:height="4.2cm" svg:x="7cm" svg:y="2.8cm">
          <text:p text:style-name="P1">MySQL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3.9cm" svg:y1="5cm" svg:x2="7cm" svg:y2="5cm">
          <text:p text:style-name="P2"><text:span text:style-name="T1">更</text:span><text:span text:style-name="T1">新</text:span></text:p>
        </draw:line>
        <draw:custom-shape draw:style-name="gr16" draw:text-style-name="P8" draw:layer="layout" svg:width="1.462cm" svg:height="4.752cm" draw:transform="rotate (-1.5707963267949) translate (19.652cm 3.538cm)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0" draw:layer="layout" svg:x1="12.8cm" svg:y1="4.3cm" svg:x2="15.3cm" svg:y2="4.3cm">
          <text:p text:style-name="P9">入力</text:p>
        </draw:line>
        <draw:frame draw:style-name="gr17" draw:text-style-name="P11" draw:layer="layout" svg:width="5.5cm" svg:height="1.673cm" svg:x="11.5cm" svg:y="16cm">
          <draw:text-box>
            <text:p/>
            <text:p/>
          </draw:text-box>
        </draw:frame>
        <draw:frame draw:style-name="gr18" draw:text-style-name="P11" xml:id="id1" draw:id="id1" draw:layer="layout" svg:width="4.634cm" svg:height="1.096cm" svg:x="14.966cm" svg:y="3.704cm">
          <draw:text-box>
            <text:p>groonga-delta</text:p>
          </draw:text-box>
        </draw:frame>
        <draw:custom-shape draw:style-name="gr19" draw:text-style-name="P12" xml:id="id2" draw:id="id2" draw:layer="layout" svg:width="3cm" svg:height="2.2cm" svg:x="20.4cm" svg:y="6.7cm">
          <text:p text:style-name="P1">Storage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20" draw:text-style-name="P10" draw:layer="layout" svg:x1="19.6cm" svg:y1="4.252cm" svg:x2="21.9cm" svg:y2="6.7cm" draw:start-shape="id1" draw:start-glue-point="1" draw:end-shape="id2" draw:end-glue-point="5" svg:d="M19600 4252h2300v2448" svg:viewBox="0 0 2301 2449">
          <text:p/>
        </draw:connector>
        <draw:custom-shape draw:style-name="gr16" draw:text-style-name="P8" draw:layer="layout" svg:width="1.462cm" svg:height="4.752cm" draw:transform="rotate (1.5707963267949) translate (14.9cm 11.1cm)">
          <text:p text:style-name="P9"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11" xml:id="id3" draw:id="id3" draw:layer="layout" svg:width="4.634cm" svg:height="1.096cm" svg:x="15.118cm" svg:y="9.804cm">
          <draw:text-box>
            <text:p>groonga-delta</text:p>
          </draw:text-box>
        </draw:frame>
        <draw:connector draw:style-name="gr21" draw:text-style-name="P10" draw:layer="layout" svg:x1="21.9cm" svg:y1="8.9cm" svg:x2="19.752cm" svg:y2="10.352cm" draw:start-shape="id2" draw:start-glue-point="7" draw:end-shape="id3" svg:d="M21900 8900v1452h-2148" svg:viewBox="0 0 2149 1453">
          <text:p/>
        </draw:connector>
        <draw:custom-shape draw:style-name="gr15" draw:text-style-name="P1" draw:layer="layout" svg:width="6.3cm" svg:height="4.2cm" svg:x="7cm" svg:y="8.3cm">
          <text:p text:style-name="P1">Groonga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2" draw:text-style-name="P10" draw:layer="layout" svg:x1="15.118cm" svg:y1="10.4cm" svg:x2="13cm" svg:y2="10.4cm">
          <text:p text:style-name="P9"/>
        </draw:line>
        <draw:frame draw:style-name="gr18" draw:text-style-name="P11" draw:layer="layout" svg:width="2cm" svg:height="1.096cm" svg:x="13.3cm" svg:y="9.905cm">
          <draw:text-box>
            <text:p>入力</text:p>
          </draw:text-box>
        </draw:frame>
        <draw:line draw:style-name="gr2" draw:text-style-name="P3" draw:layer="layout" svg:x1="3.9cm" svg:y1="10.7cm" svg:x2="7cm" svg:y2="10.7cm">
          <text:p text:style-name="P2"><text:span text:style-name="T1">検索</text:span></text:p>
        </draw:line>
        <draw:frame draw:style-name="gr18" draw:text-style-name="P11" draw:layer="layout" svg:width="2cm" svg:height="1.096cm" svg:x="23.4cm" svg:y="7.3cm">
          <draw:text-box>
            <text:p>　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style-name="gr23" draw:text-style-name="P13" draw:layer="layout" svg:width="15cm" svg:height="9.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8.5cm" svg:height="7cm" svg:x="1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" draw:id="id4" draw:layer="layout" svg:width="2.5cm" svg:height="2.199cm" svg:x="1.9cm" svg:y="6.301cm">
          <text:p text:style-name="P1">MySQL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6" draw:text-style-name="P15" xml:id="id5" draw:id="id5" draw:layer="layout" svg:width="3cm" svg:height="1.5cm" svg:x="4.9cm" svg:y="9cm">
          <text:p text:style-name="P9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7" draw:text-style-name="P10" draw:layer="layout" svg:x1="4.4cm" svg:y1="7.401cm" svg:x2="6.4cm" svg:y2="9cm" draw:start-shape="id4" draw:start-glue-point="8" draw:end-shape="id5" draw:end-glue-point="4" svg:d="M4400 7401h2000v1599" svg:viewBox="0 0 2001 1600">
          <text:p/>
        </draw:connector>
        <draw:custom-shape draw:style-name="gr28" draw:text-style-name="P16" xml:id="id6" draw:id="id6" draw:layer="layout" svg:width="2.5cm" svg:height="2.199cm" svg:x="13cm" svg:y="8.5cm">
          <text:p text:style-name="P1">groonga-delta</text:p>
          <text:p text:style-name="P1">import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9" draw:text-style-name="P10" draw:layer="layout" svg:x1="13cm" svg:y1="9.5cm" svg:x2="7.9cm" svg:y2="9.5cm">
          <text:p/>
        </draw:line>
        <draw:frame draw:style-name="gr14" draw:text-style-name="P11" draw:layer="layout" svg:width="1.5cm" svg:height="0.962cm" svg:x="10cm" svg:y="9cm">
          <draw:text-box>
            <text:p>pull</text:p>
          </draw:text-box>
        </draw:frame>
        <draw:custom-shape draw:style-name="gr19" draw:text-style-name="P12" xml:id="id7" draw:id="id7" draw:layer="layout" svg:width="3cm" svg:height="2.2cm" svg:x="15.5cm" svg:y="11cm">
          <text:p text:style-name="P1">Storage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30" draw:text-style-name="P10" draw:layer="layout" svg:x1="15.5cm" svg:y1="9.6cm" svg:x2="17cm" svg:y2="11cm" draw:start-shape="id6" draw:start-glue-point="8" draw:end-shape="id7" draw:end-glue-point="5" svg:d="M15500 9600h1500v1400" svg:viewBox="0 0 1501 1401">
          <text:p/>
        </draw:connector>
        <draw:custom-shape draw:style-name="gr28" draw:text-style-name="P16" xml:id="id8" draw:id="id8" draw:layer="layout" svg:width="2.5cm" svg:height="2.199cm" svg:x="19cm" svg:y="8.5cm">
          <text:p text:style-name="P1">groonga-delta</text:p>
          <text:p text:style-name="P1">apply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5" draw:text-style-name="P1" xml:id="id9" draw:id="id9" draw:layer="layout" svg:width="2.5cm" svg:height="2.199cm" svg:x="23.5cm" svg:y="6.301cm">
          <text:p text:style-name="P1">Groonga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31" draw:text-style-name="P10" draw:layer="layout" svg:x1="20.25cm" svg:y1="10.699cm" svg:x2="18.5cm" svg:y2="12.1cm" draw:start-shape="id8" draw:start-glue-point="7" draw:end-shape="id7" svg:d="M20250 10699v1401h-1750" svg:viewBox="0 0 1751 1402">
          <text:p/>
        </draw:connector>
        <draw:connector draw:style-name="gr32" draw:text-style-name="P10" draw:layer="layout" svg:x1="21.5cm" svg:y1="9.6cm" svg:x2="24.75cm" svg:y2="8.5cm" draw:start-shape="id8" draw:start-glue-point="8" draw:end-shape="id9" draw:end-glue-point="7" svg:d="M21500 9600h3250v-1100" svg:viewBox="0 0 3251 1101">
          <text:p/>
        </draw:connector>
        <draw:frame draw:style-name="gr33" draw:text-style-name="P11" draw:layer="layout" svg:width="2.5cm" svg:height="0.962cm" svg:x="15.9cm" svg:y="9.5cm">
          <draw:text-box>
            <text:p>output</text:p>
          </draw:text-box>
        </draw:frame>
        <draw:frame draw:style-name="gr33" draw:text-style-name="P11" draw:layer="layout" svg:width="2.5cm" svg:height="0.962cm" svg:x="19.4cm" svg:y="11cm">
          <draw:text-box>
            <text:p>pull</text:p>
          </draw:text-box>
        </draw:frame>
        <draw:frame draw:style-name="gr33" draw:text-style-name="P11" draw:layer="layout" svg:width="2.5cm" svg:height="0.962cm" svg:x="22.5cm" svg:y="9.038cm">
          <draw:text-box>
            <text:p>apply</text:p>
          </draw:text-box>
        </draw:frame>
        <draw:frame draw:style-name="gr14" draw:text-style-name="P11" draw:layer="layout" svg:width="5.5cm" svg:height="0.962cm" svg:x="1cm" svg:y="5.038cm">
          <draw:text-box>
            <text:p>MySQL Server</text:p>
          </draw:text-box>
        </draw:frame>
        <draw:frame draw:style-name="gr14" draw:text-style-name="P11" draw:layer="layout" svg:width="5.5cm" svg:height="0.962cm" svg:x="11.5cm" svg:y="4.038cm">
          <draw:text-box>
            <text:p>Groonga Server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custom-shape draw:style-name="gr15" draw:text-style-name="P1" draw:layer="layout" svg:width="6.3cm" svg:height="4.2cm" svg:x="15.7cm" svg:y="8.7cm">
          <text:p text:style-name="P1">Groonga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7cm" svg:height="3.5cm" svg:x="0.5cm" svg:y="7cm">
          <text:p text:style-name="P9">Perlアプリケーション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5cm" svg:height="2.5cm" svg:x="4.5cm" svg:y="9.5cm">
          <text:p text:style-name="P9">Groonga-HTTP</text:p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9.5cm" svg:y1="10cm" svg:x2="15.7cm" svg:y2="10cm">
          <text:p/>
        </draw:line>
        <draw:frame draw:style-name="gr37" draw:text-style-name="P11" draw:layer="layout" svg:width="5cm" svg:height="1cm" svg:x="10cm" svg:y="9.2cm">
          <draw:text-box>
            <text:p>HTTP Request</text:p>
          </draw:text-box>
        </draw:frame>
        <draw:line draw:style-name="gr38" draw:text-style-name="P10" draw:layer="layout" svg:x1="15.7cm" svg:y1="11.5cm" svg:x2="9.5cm" svg:y2="11.5cm">
          <text:p/>
        </draw:line>
        <draw:frame draw:style-name="gr39" draw:text-style-name="P11" draw:layer="layout" svg:width="5.5cm" svg:height="1.673cm" svg:x="10cm" svg:y="10.6cm">
          <draw:text-box>
            <text:p>HTTP Response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3" draw:display-name="線の終点 13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2" draw:display-name="線の終点 2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Arrow_20_short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22:06:00.256999977</meta:creation-date>
    <dc:date>2023-03-08T17:52:24.009219254</dc:date>
    <meta:editing-duration>PT10M20S</meta:editing-duration>
    <meta:editing-cycles>2</meta:editing-cycles>
    <meta:generator>LibreOffice/7.0.4.2$Linux_X86_64 LibreOffice_project/00$Build-2</meta:generator>
    <meta:document-statistic meta:object-count="99"/>
  </office:meta>
</office:document-meta>
</file>